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1.5854in"/>
    </style:style>
    <style:style style:name="co2" style:family="table-column">
      <style:table-column-properties fo:break-before="auto" style:column-width="0.7047in"/>
    </style:style>
    <style:style style:name="ro1" style:family="table-row">
      <style:table-row-properties style:row-height="0.3472in" fo:break-before="auto" style:use-optimal-row-height="true"/>
    </style:style>
    <style:style style:name="ro2" style:family="table-row">
      <style:table-row-properties style:row-height="0.8335in" fo:break-before="auto" style:use-optimal-row-height="false"/>
    </style:style>
    <style:style style:name="ro3" style:family="table-row">
      <style:table-row-properties style:row-height="0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.8000001907349pt" fo:font-style="normal" fo:text-shadow="none" style:text-underline-style="none" fo:font-weight="normal" style:font-size-asian="10.8000001907349pt" style:font-style-asian="normal" style:font-weight-asian="normal" style:font-size-complex="10.8000001907349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modified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category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iznesstoday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iznessteam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iznest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iznessproject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iznessinc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iznessmy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getbiznes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iznes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iznesse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iznesssale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companny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coompany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cez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stl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ance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ze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chse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ch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mn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oman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rgy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ergi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oi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oi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n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rew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oo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uize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hu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huw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hu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redit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wality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nng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iv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4gic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1c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1n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1n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3sh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3ch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ti0n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1d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3am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4mp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1c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1rl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1ppy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4sh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1c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3ro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1n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4zz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1b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3sh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1d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1ng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1zz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1n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4g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3ro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s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1r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1sh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1s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1rd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1c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3al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1f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1nd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3ap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1p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f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1l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1n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1v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1r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1d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4m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rc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4lo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1f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1t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0c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1ng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3on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ty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1n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1n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1ss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1nd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4c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on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1m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1v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1c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3a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ch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1t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1zz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3mp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1k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1n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1ng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1p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1k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1t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1v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1t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d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4l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1l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1k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4sh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1n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1c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1ld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1n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4d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1va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1t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4r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ng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1r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1pp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r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1c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1sh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3s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1s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4n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1n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1ll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1zz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1n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1ll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1m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4lm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1z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1c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4l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1n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4n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u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1n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1s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1n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1t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p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1r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1k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1ng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1er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1ce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1rk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1ll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n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1r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1nt.lk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lankabusines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bizsolution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inesslankatechie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techbizpro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ntech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techbizhub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techie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businesstechie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bizness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lankasolution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bizinnovation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inesstechie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bizlankapro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businesssolution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lankainnovation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solutions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techiebusines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techsolution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bizhub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lankainnovation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innovations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techsolution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inessinnovations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iebizsolution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techlankahub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techbizsolution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biznesssri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biztechhub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innovations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solutions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tech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biztech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biz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techbi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lankatech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lankabi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businesstech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inesslankatech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business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inesstech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techiebi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lankatechie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ielankabiz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ztechsri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rilankabiztech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biztechie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bizsri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inesstechsri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katechbizness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iebizlanka.lk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3" table:number-rows-repeated="104836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modified.A1:modified.XFD1048576"/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2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2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2">
      <number:text loext:blank-width-char=" "> </number:text>
      <number:text-content/>
      <number:text loext:blank-width-char=" 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3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54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54P2" style:volatile="true">
      <number:text loext:blank-width-char=" "> </number:text>
      <number:fill-character> </number:fill-character>
      <number:text loext:blank-width-char=" 1">- </number:text>
    </number:number-style>
    <number:text-style style:name="N154">
      <number:text loext:blank-width-char=" "> </number:text>
      <number:text-content/>
      <number:text loext:blank-width-char=" 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5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 loext:blank-width-char="("> $</number:text>
      <number:fill-character> </number:fill-character>
      <number:text loext:blank-width-char=")1">-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2:34:08.757345824</meta:creation-date>
    <dc:date>2025-01-07T12:34:26.070197365</dc:date>
    <meta:editing-duration>PT18S</meta:editing-duration>
    <meta:editing-cycles>1</meta:editing-cycles>
    <meta:document-statistic meta:table-count="1" meta:cell-count="422" meta:object-count="0"/>
    <meta:generator>LibreOffice/24.2.7.2$Linux_X86_64 LibreOffice_project/420$Build-2</meta:generator>
  </office:meta>
</office:document-meta>
</file>